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padding-left="0in" fo:padding-right="0in" fo:padding-top="0in" fo:padding-bottom="0.0138in" fo:border-left="none" fo:border-right="none" fo:border-top="none" fo:border-bottom="0.0209in solid #00000a"/>
    </style:style>
    <style:style style:name="P3" style:family="paragraph" style:parent-style-name="Standard" style:master-page-name="Standard">
      <style:paragraph-properties style:page-number="auto" fo:padding-left="0in" fo:padding-right="0in" fo:padding-top="0in" fo:padding-bottom="0.0138in" fo:border-left="none" fo:border-right="none" fo:border-top="none" fo:border-bottom="0.0209in solid #00000a"/>
    </style:style>
    <style:style style:name="P4" style:family="paragraph" style:parent-style-name="List_20_Paragraph" style:list-style-name="WWNum2"/>
    <style:style style:name="P5" style:family="paragraph" style:parent-style-name="List_20_Paragraph" style:list-style-name="WWNum3"/>
    <style:style style:name="P6" style:family="paragraph" style:parent-style-name="List_20_Paragraph" style:list-style-name="WWNum6"/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 themes, major points</text:p>
      <text:p text:style-name="P2"/>
      <text:p text:style-name="P2"/>
      <text:p text:style-name="Standard"/>
      <text:p text:style-name="Standard"/>
      <text:p text:style-name="Standard">-mlh1 patterns (cell wide)</text:p>
      <text:p text:style-name="Standard">-(chromosome pairs) – bivalent patterns</text:p>
      <text:p text:style-name="Standard"/>
      <text:p text:style-name="Standard">-what is the patterns of variation in cell av counts across house mouse species complex? (what role does evo divergence and sex play?)</text:p>
      <text:p text:style-name="Standard">-what’s the pattern of variation in the single bivalent patterns (which leads to gwRR)? (which hold information on CO interference , chromatin compaction and <text:s/>…. )</text:p>
      <text:p text:style-name="Standard"/>
      <text:p text:style-name="Standard"><text:span text:style-name="T1">General mlh1 pattern / description (cells level) and Estimates of gwRR from (House mouse species complex)</text:span></text:p>
      <text:p text:style-name="Standard">(-gwRR +1 for the PAR in males)</text:p>
      <text:p text:style-name="Standard">-number of cells, mice, strains, subsp</text:p>
      <text:p text:style-name="Standard">-quality control metrics? – measures of error, <text:span text:style-name="T1">repeatability</text:span></text:p>
      <text:p text:style-name="Standard"/>
      <text:p text:style-name="Standard">-comparison to previously reported measures; males (PWD/PWK, WSB, G?), female (WSB) (Beth’s data)</text:p>
      <text:p text:style-name="Standard">-novel measures (most female measures ), new Musc inbred strains, Molossinus, (outgroups?)</text:p>
      <text:p text:style-name="Standard">- running a lm across all the male gwRR – results in the PWD, MSM, and SKIVE having significant effects. <text:s/>So males of these 3 strains will be designated ‘high rec’ group</text:p>
      <text:p text:style-name="Standard"><text:span text:style-name="T2">- Two male gwRR have rapidly evolved, 30% (MSM is novel) and these rates are sex specific (not in the females of the strain). SKIVE male is intermediate gwRR – the female rate is also elevate (low rate of heterochiasmy)</text:span></text:p>
      <text:p text:style-name="Standard">-Overall pattern of variation for this scale / branch lengths – (greatest divergence for short evo divergence)</text:p>
      <text:p text:style-name="Standard">-degree of hetC is pretty low</text:p>
      <text:p text:style-name="Standard">(-reversal of hetc, uncommon between closely related species)</text:p>
      <text:p text:style-name="Standard">- g female different in gwrr (not in ratios / proportions)</text:p>
      <text:p text:style-name="Standard"/>
      <text:p text:style-name="Standard"><text:span text:style-name="T1">Analysis using a Mixed model framework for examining pattern of heterochiasmy</text:span></text:p>
      <text:p text:style-name="Standard">-Logic for the Model choices (multiple models ), sex effect, subsp, interaction, and random effects</text:p>
      <text:p text:style-name="Standard">Also ran post hoc fixed effect models</text:p>
      <text:p text:style-name="Standard">-gwRR / mouse averages for full data set – and a higher quality dataset (to make sure the overall patterns were similar)</text:p>
      <text:p text:style-name="Standard"><text:soft-page-break/>-lack of support for uniform/ consistent divergence in the trait – lack of support for neutral evolution</text:p>
      <text:p text:style-name="Standard"/>
      <text:p text:style-name="Standard">-Mixed model 2 (now 1), sex and interaction effects with subsp were significant () AND the random strain effect is significant. Variance due to strain effect is not 0.</text:p>
      <text:list xml:id="list4590163725234145629" text:style-name="WWNum2">
        <text:list-item>
          <text:p text:style-name="P4"><text:span text:style-name="T2">Predictions for ‘uniform’ patterns across all Mus musculus strains are not met; (ie. different subspecies didn’t diverge <text:s/>) </text:span></text:p>
        </text:list-item>
        <text:list-item>
          <text:p text:style-name="P4"><text:span text:style-name="T2">Sex is a significant effect, but not in a uniform manner. (significant as a interaction)</text:span></text:p>
        </text:list-item>
      </text:list>
      <text:p text:style-name="Standard">Post hoc tests and models match the qualitative patterns; most divergent categories; G females, PWD males and MSM males.</text:p>
      <text:p text:style-name="Standard">-sex specific polymorphism in Musc –(X Mol, only 2 strains) <text:s/>(range of male levels – do I have more solid support that musc females don’t mirror the males…)</text:p>
      <text:p text:style-name="Standard"/>
      <text:p text:style-name="Standard"><text:span text:style-name="T1">Within Mouse variance for MLH1 counts</text:span></text:p>
      <text:p text:style-name="Standard">-Brief background on within mouse variance in CO (cite RWang, KVeller)</text:p>
      <text:p text:style-name="Standard"><text:span text:style-name="T2">-all strains / data sets show that females have more within mouse variance for MLH1 counts per cell.</text:span></text:p>
      <text:p text:style-name="Standard">- lew female / male v minimal signicance</text:p>
      <text:p text:style-name="Standard"><text:span text:style-name="T1">(weakish supporting evidence for) CO precursors correlate / indicate correlation with gwRR (in males)</text:span></text:p>
      <text:p text:style-name="Standard">-subset of male samples (juvinille for DMC1 staining)</text:p>
      <text:p text:style-name="Standard">-L cells have more DMC1 than Z</text:p>
      <text:p text:style-name="Standard">-the higher Musc strain (PWD ) – has more than WSB</text:p>
      <text:p text:style-name="Standard"/>
      <text:p text:style-name="Standard"><text:span text:style-name="T1">gwRR variation translates to the chromosome level</text:span></text:p>
      <text:p text:style-name="Standard">-higher rec strains/categories – have more 2CO bivalents</text:p>
      <text:p text:style-name="Standard">- rapid evolved males (MSM and PWD) also have different bivalent class proportions (1:1 1CO:2CO <text:s/>vs 2:1 1CO : 2CO )</text:p>
      <text:p text:style-name="Standard">-Do SKIVE have intermediate proportion? (apply chi sq test or something)</text:p>
      <text:p text:style-name="Standard">-<text:span text:style-name="T2">this is motivation to investigate more traits at the chromosome level</text:span></text:p>
      <text:p text:style-name="P2"/>
      <text:p text:style-name="P2"/>
      <text:p text:style-name="Standard"/>
      <text:p text:style-name="Standard"/>
      <text:p text:style-name="Standard"><text:span text:style-name="T1">Bivalent Level Results</text:span></text:p>
      <text:p text:style-name="Standard">-review motivation / driving questions</text:p>
      <text:p text:style-name="Standard">1. sex specific pattterns</text:p>
      <text:p text:style-name="Standard"><text:soft-page-break/>2. <text:s/>(focus on male specific variation in gwRR) <text:s/>(dom &lt; low.musc , low.mol <text:s/>&lt; PWD MSM</text:p>
      <text:p text:style-name="Standard"/>
      <text:p text:style-name="Standard">Make predictions with the following bivalent level metrics; </text:p>
      <text:list xml:id="list2797932276656900963" text:style-name="WWNum3">
        <text:list-item>
          <text:p text:style-name="P5">SC Length, </text:p>
        </text:list-item>
        <text:list-item>
          <text:p text:style-name="P5">normalized 1CO position</text:p>
        </text:list-item>
      </text:list>
      <text:list xml:id="list30615059" text:continue-list="list4590163725234145629" text:style-name="WWNum2">
        <text:list-item>
          <text:p text:style-name="P4">IFD / interference</text:p>
        </text:list-item>
      </text:list>
      <text:p text:style-name="Standard"/>
      <text:p text:style-name="Standard">1<text:span text:style-name="T1">.Sex specific patterns and predictions (background / intro)</text:span></text:p>
      <text:p text:style-name="Standard"/>
      <text:p text:style-name="Standard">-outline the predictions and the relevant background</text:p>
      <text:p text:style-name="Standard"/>
      <text:p text:style-name="Standard">-SC length and 1CO / telomere bias are supported in the lit</text:p>
      <text:p text:style-name="Standard">- sex specific comparisons of IFD / interference in the physical scale are very rare – only De Boer et al 2006 (1 classical lab strain) <text:s/>--- but genetic map defined interference is well established</text:p>
      <text:p text:style-name="Standard"><text:s/></text:p>
      <text:p text:style-name="Standard"/>
      <text:p text:style-name="Standard"><text:s/>chromosome level aspects of Heterochiasmy</text:p>
      <text:list xml:id="list1774226566043962342" text:style-name="WWNum6">
        <text:list-item>
          <text:p text:style-name="P6">SC length and the normalized 1CO position are conserved chrm level traits of heterochiasmy in house mouse</text:p>
        </text:list-item>
        <text:list-item>
          <text:p text:style-name="P6">Some IFD patterns are Sexually dimorphic, -- </text:p>
        </text:list-item>
        <text:list-item>
          <text:p text:style-name="P6">(which lines of evidence support – unreg vs reg patterns in male and female bivalent patterns</text:p>
        </text:list-item>
      </text:list>
      <text:p text:style-name="Standard"/>
      <text:p text:style-name="Standard"><text:span text:style-name="T1">SC Length differences</text:span></text:p>
      <text:p text:style-name="P1"/>
      <text:p text:style-name="P1"/>
      <text:p text:style-name="Standard"><text:span text:style-name="T1">normalized 1CO position</text:span></text:p>
      <text:p text:style-name="P1"/>
      <text:p text:style-name="Standard"><text:span text:style-name="T1">IFD / interference</text:span></text:p>
      <text:p text:style-name="P1">-rerun these in long biv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Arial1" fo:font-size="9pt" style:font-size-asian="9pt" style:font-name-complex="Arial2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Arial1" fo:font-size="9pt" style:font-size-asian="9pt" style:font-name-complex="Arial2" style:font-size-complex="9pt"/>
    </style:style>
    <style:style style:name="ListLabel_20_1" style:display-name="ListLabel 1" style:family="text">
      <style:text-properties style:font-name-complex="F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SON, APRIL L</meta:initial-creator>
    <dc:creator>John Schaefer</dc:creator>
    <meta:editing-cycles>20</meta:editing-cycles>
    <meta:print-date>2020-02-07T00:25:00</meta:print-date>
    <meta:creation-date>2020-02-04T15:17:00</meta:creation-date>
    <dc:date>2020-02-07T10:40:16.65</dc:date>
    <meta:editing-duration>PT1M24S</meta:editing-duration>
    <meta:generator>OpenOffice/4.1.2$Win32 OpenOffice.org_project/412m3$Build-9782</meta:generator>
    <meta:document-statistic meta:table-count="0" meta:image-count="0" meta:object-count="0" meta:page-count="3" meta:paragraph-count="61" meta:word-count="733" meta:character-count="4424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